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weight="bold" officeooo:rsid="000d748a" officeooo:paragraph-rsid="000d748a" style:font-weight-asian="bold" style:font-weight-complex="bold"/>
    </style:style>
    <style:style style:name="P2" style:family="paragraph" style:parent-style-name="Standard">
      <style:text-properties style:font-name="Ubuntu" fo:font-weight="normal" officeooo:rsid="000d748a" officeooo:paragraph-rsid="000d748a" style:font-weight-asian="normal" style:font-weight-complex="normal"/>
    </style:style>
    <style:style style:name="P3" style:family="paragraph" style:parent-style-name="Standard">
      <style:text-properties style:font-name="Ubuntu" fo:font-weight="normal" officeooo:rsid="0018cb9a" officeooo:paragraph-rsid="0018cb9a" style:font-weight-asian="normal" style:font-weight-complex="normal"/>
    </style:style>
    <style:style style:name="P4" style:family="paragraph" style:parent-style-name="Standard" style:list-style-name="L1">
      <style:text-properties style:font-name="Ubuntu" fo:font-weight="normal" officeooo:rsid="0018cb9a" officeooo:paragraph-rsid="0018cb9a" style:font-weight-asian="normal" style:font-weight-complex="normal"/>
    </style:style>
    <style:style style:name="P5" style:family="paragraph" style:parent-style-name="Standard" style:list-style-name="L2">
      <style:text-properties style:font-name="Ubuntu" fo:font-weight="normal" officeooo:rsid="001c18cf" officeooo:paragraph-rsid="001c18cf" style:font-weight-asian="normal" style:font-weight-complex="normal"/>
    </style:style>
    <style:style style:name="P6" style:family="paragraph" style:parent-style-name="Standard">
      <style:text-properties style:font-name="Ubuntu" fo:font-weight="normal" officeooo:rsid="001c18cf" officeooo:paragraph-rsid="001c18cf" style:font-weight-asian="normal" style:font-weight-complex="normal"/>
    </style:style>
    <style:style style:name="T1" style:family="text">
      <style:text-properties officeooo:rsid="001fd6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ь 1, задание 1.</text:p>
      <text:p text:style-name="P1"/>
      <text:p text:style-name="P1">Предобработка данных строительного магазина.</text:p>
      <text:p text:style-name="P1"/>
      <text:p text:style-name="P1"/>
      <text:p text:style-name="P2">Полученные данные:</text:p>
      <text:p text:style-name="P3"><text:tab/>Датасет строительного магазина.</text:p>
      <text:p text:style-name="P3"/>
      <text:p text:style-name="P3"/>
      <text:p text:style-name="P3">Что нужно сделать?</text:p>
      <text:list xml:id="list3529294833" text:style-name="L1">
        <text:list-item>
          <text:p text:style-name="P4">Подготовить рабочее место</text:p>
        </text:list-item>
        <text:list-item>
          <text:p text:style-name="P4">Изучить данные</text:p>
        </text:list-item>
        <text:list-item>
          <text:p text:style-name="P4">Выполнить предобработку данных строительного магазина</text:p>
        </text:list-item>
        <text:list-item>
          <text:p text:style-name="P4">Написать отчет</text:p>
        </text:list-item>
      </text:list>
      <text:p text:style-name="P3"/>
      <text:p text:style-name="P3"/>
      <text:list xml:id="list3079277654" text:style-name="L2">
        <text:list-item>
          <text:p text:style-name="P5">Подготовка рабочего места.</text:p>
        </text:list-item>
      </text:list>
      <text:p text:style-name="P6"><text:tab/>Мониторы настроены, IDE подготовлена, необходимые библиотеки скачаны и протестированы. Репозиторий на GitHub создан. (<text:a xlink:type="simple" xlink:href="https://github.com/Dimitryliss1/WS2021" text:style-name="Internet_20_link" text:visited-style-name="Visited_20_Internet_20_Link">https://github.com/Dimitryliss1/WS2021</text:a>)</text:p>
      <text:p text:style-name="P6"/>
      <text:p text:style-name="P6"/>
      <text:p text:style-name="P6">2. <text:s text:c="2"/>Изучение данных.</text:p>
      <text:p text:style-name="P6"><text:tab/>В предоставленном датасете *.csv <text:span text:style-name="T1">есть следующие данные 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0T10:11:54.436960145</meta:creation-date>
    <dc:date>2021-03-10T10:20:13.929908837</dc:date>
    <meta:editing-duration>PT8M16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60" meta:character-count="503" meta:non-whitespace-character-count="455"/>
  </office:meta>
</office:document-meta>
</file>